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3">Similar to Cyclone but more powerful and with Dark element AND INCLUDES CANCELLING</text:span>.</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Sleep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Sleep sometimes.</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3">Attack random enemies with an earth attack. Looks like - </text:span><text:span text:style-name="T3"><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3">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3">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text:span text:style-name="T3">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3">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3">To Enable Peric, give enemies AoE attacks and related de</text:span>buffs.</text:p>
          </table:table-cell>
          <table:table-cell table:number-columns-repeated="1023"/>
        </table:table-row>
        <table:table-row table:style-name="ro1">
          <table:table-cell office:value-type="string" calcext:value-type="string">
            <text:p><text:span text:style-name="T3">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ASAP)</text:p>
          </table:table-cell>
          <table:table-cell table:style-name="ce52" office:value-type="string" calcext:value-type="string">
            <text:p>Description</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9"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7">00/00/0000</text:date>, <text:time style:data-style-name="N2" text:time-value="04:30:32.2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7T04:30:48.287000000</dc:date>
    <meta:editing-duration>P6DT22H50M44S</meta:editing-duration>
    <meta:editing-cycles>526</meta:editing-cycles>
    <meta:generator>LibreOffice/7.1.0.3$Windows_X86_64 LibreOffice_project/f6099ecf3d29644b5008cc8f48f42f4a40986e4c</meta:generator>
    <meta:document-statistic meta:table-count="6" meta:cell-count="509" meta:object-count="0"/>
  </office:meta>
</office:document-meta>
</file>